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21" style:family="table-cell" style:parent-style-name="Default">
      <style:table-cell-properties fo:background-color="#b4c7dc" style:text-align-source="fix" style:repeat-content="false" fo:border="0.06pt solid #000000" fo:padding="0.0972in"/>
      <style:paragraph-properties fo:text-align="end" fo:margin-left="0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ce24" style:family="table-cell" style:parent-style-name="Default">
      <style:table-cell-properties fo:background-color="#b4c7dc" style:text-align-source="fix" style:repeat-content="false" fo:wrap-option="wrap" fo:border="0.06pt solid #000000" fo:padding="0.0972in"/>
      <style:paragraph-properties fo:text-align="end" fo:margin-left="0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</text:p>
            <text:p><text:span text:style-name="T3">&gt; ab -k -c 20 -n 1000000 http://localhost:8080/hello/John</text:span></text:p>
            <text:p>Single thread</text:p>
          </table:table-cell>
          <table:table-cell office:value-type="string" calcext:value-type="string">
            <text:p>154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18k</text:p>
          </table:table-cell>
        </table:table-row>
        <table:table-row table:style-name="ro5">
          <table:table-cell office:value-type="string" calcext:value-type="string">
            <text:p><text:span text:style-name="T4">Requests Per Second with -Xmx16m 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  <text:p><text:span text:style-name="T3">Single thread</text:span>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42k</text:p>
          </table:table-cell>
          <table:table-cell table:style-name="ce24" office:value-type="string" calcext:value-type="string">
            <text:p>39k</text:p>
          </table:table-cell>
          <table:table-cell office:value-type="string" calcext:value-type="string">
            <text:p>10k</text:p>
          </table:table-cell>
        </table:table-row>
        <table:table-row table:style-name="ro5">
          <table:table-cell office:value-type="string" calcext:value-type="string">
            <text:p><text:span text:style-name="T5">Requests Per Second with -Xmx64m</text:span></text:p>
            <text:p><text:span text:style-name="T6">&gt; wrk -t12 -c400 -d30s --latency </text:span><text:span text:style-name="T6"><text:a xlink:href="http://localhost:8080/hello/John" xlink:type="simple">http://localhost:8080/hello/John</text:a></text:span></text:p>
            <text:p><text:span text:style-name="T7">12 threads and 400 connections</text:span></text:p>
          </table:table-cell>
          <table:table-cell office:value-type="string" calcext:value-type="string">
            <text:p>16k (21k NB)</text:p>
          </table:table-cell>
          <table:table-cell office:value-type="string" calcext:value-type="string">
            <text:p>5.8k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4.2k</text:p>
          </table:table-cell>
        </table:table-row>
        <table:table-row table:style-name="ro6">
          <table:table-cell table:style-name="ce5" office:value-type="string" calcext:value-type="string">
            <text:p>Memory Consumption - Heap Usage (Mb)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<text:span text:style-name="T8">Memory Consumption - Heap usage with -Xmx16m  (</text:span>Mb)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9"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<text:s text:c="2"/>* NB – Non-Blocking processing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8:27:22.691784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16T18:27:42.196453651</dc:date>
    <meta:editing-duration>PT2H2M33S</meta:editing-duration>
    <meta:editing-cycles>26</meta:editing-cycles>
    <meta:generator>LibreOffice/6.4.4.2$Linux_X86_64 LibreOffice_project/40$Build-2</meta:generator>
    <meta:document-statistic meta:table-count="1" meta:cell-count="45" meta:object-count="0"/>
  </office:meta>
</office:document-meta>
</file>